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C5000029ED00001910BC76EE42.svm"/>
  <manifest:file-entry manifest:media-type="" manifest:full-path="Pictures/20000125000029ED000019101B8EF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ResultatMoyen" style:family="table">
      <style:table-properties style:width="17.59cm" table:align="margins"/>
    </style:style>
    <style:style style:name="ResultatMoyen.A" style:family="table-column">
      <style:table-column-properties style:column-width="4.397cm" style:rel-column-width="16383*"/>
    </style:style>
    <style:style style:name="ResultatMoyen.D" style:family="table-column">
      <style:table-column-properties style:column-width="4.397cm" style:rel-column-width="16386*"/>
    </style:style>
    <style:style style:name="ResultatMoyen.A1" style:family="table-cell">
      <style:table-cell-properties fo:padding="0.097cm" fo:border-left="0.002cm solid #000000" fo:border-right="none" fo:border-top="0.002cm solid #000000" fo:border-bottom="0.002cm solid #000000"/>
    </style:style>
    <style:style style:name="ResultatMoyen.D1" style:family="table-cell">
      <style:table-cell-properties fo:padding="0.097cm" fo:border="0.002cm solid #000000"/>
    </style:style>
    <style:style style:name="ResultatMoyen.A2" style:family="table-cell">
      <style:table-cell-properties fo:padding="0.097cm" fo:border-left="0.002cm solid #000000" fo:border-right="none" fo:border-top="none" fo:border-bottom="0.002cm solid #000000"/>
    </style:style>
    <style:style style:name="ResultatMoyen.B2" style:family="table-cell" style:data-style-name="N0">
      <style:table-cell-properties fo:padding="0.097cm" fo:border-left="0.002cm solid #000000" fo:border-right="none" fo:border-top="none" fo:border-bottom="0.002cm solid #000000"/>
    </style:style>
    <style:style style:name="ResultatMoyen.D2" style:family="table-cell" style:data-style-name="N0">
      <style:table-cell-properties fo:padding="0.097cm" fo:border-left="0.002cm solid #000000" fo:border-right="0.002cm solid #000000" fo:border-top="none" fo:border-bottom="0.002cm solid #000000"/>
    </style:style>
    <style:style style:name="ResultatMoyen.D11" style:family="table-cell">
      <style:table-cell-properties fo:padding="0.097cm" fo:border-left="0.002cm solid #000000" fo:border-right="0.002cm solid #000000" fo:border-top="none" fo:border-bottom="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justify" style:justify-single-word="false"/>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justify" style:justify-single-word="false"/>
    </style:style>
    <style:style style:name="P11" style:family="paragraph" style:parent-style-name="Text_20_body">
      <style:text-properties fo:language="en" fo:country="US"/>
    </style:style>
    <style:style style:name="P12" style:family="paragraph" style:parent-style-name="Text_20_body">
      <style:paragraph-properties fo:text-align="start" style:justify-single-word="false"/>
      <style:text-properties fo:language="en" fo:country="US"/>
    </style:style>
    <style:style style:name="P13" style:family="paragraph" style:parent-style-name="Text_20_body">
      <style:paragraph-properties fo:text-align="center" style:justify-single-word="false"/>
    </style:style>
    <style:style style:name="P14"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15"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6" style:family="paragraph" style:parent-style-name="Table_20_Contents">
      <style:paragraph-properties fo:margin-left="0cm" fo:margin-right="0cm" fo:text-align="justify" style:justify-single-word="false" fo:text-indent="0cm" style:auto-text-indent="false"/>
    </style:style>
    <style:style style:name="P17" style:family="paragraph" style:parent-style-name="enum" style:list-style-name="L1">
      <style:paragraph-properties fo:text-align="justify" style:justify-single-word="false"/>
    </style:style>
    <style:style style:name="P18" style:family="paragraph" style:parent-style-name="enum" style:list-style-name="L1">
      <style:paragraph-properties fo:text-align="justify" style:justify-single-word="false"/>
      <style:text-properties fo:font-style="normal" style:font-style-asian="normal" style:font-style-complex="normal"/>
    </style:style>
    <style:style style:name="P19" style:family="paragraph" style:parent-style-name="Table_20_Contents">
      <style:paragraph-properties fo:text-align="justify" style:justify-single-word="false"/>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Text_20_body" style:list-style-name="L1">
      <style:paragraph-properties fo:text-align="justify" style:justify-single-word="false"/>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fr" fo:country="CA"/>
    </style:style>
    <style:style style:name="P25" style:family="paragraph" style:parent-style-name="Text_20_body" style:list-style-name="L2">
      <style:text-properties fo:color="#000000" fo:font-weight="normal" style:font-weight-asian="normal" style:font-weight-complex="normal"/>
    </style:style>
    <style:style style:name="P26" style:family="paragraph" style:parent-style-name="Text_20_body" style:list-style-name="L3"/>
    <style:style style:name="P27"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CA"/>
    </style:style>
    <style:style style:name="T4" style:family="text">
      <style:text-properties fo:language="fr" fo:country="CA" fo:font-weight="bold" fo:background-color="#ff3333" style:font-weight-asian="bold" style:font-weight-complex="bold"/>
    </style:style>
    <style:style style:name="T5" style:family="text">
      <style:text-properties fo:language="fr" fo:country="CA" fo:font-style="normal" style:font-style-asian="normal" style:font-style-complex="normal"/>
    </style:style>
    <style:style style:name="T6" style:family="text">
      <style:text-properties fo:background-color="#ff3333"/>
    </style:style>
    <style:style style:name="T7" style:family="text">
      <style:text-properties fo:font-weight="normal" fo:background-color="transparent"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4705 – Analyse et conception d’algorithmes</text:p>
      <text:p text:style-name="Subtitle">TP2 – Hiver 2018</text:p>
      <text:p text:style-name="P1"/>
      <table:table table:name="Table2" table:style-name="Table2">
        <table:table-column table:style-name="Table2.A"/>
        <table:table-column table:style-name="Table2.B"/>
        <table:table-row>
          <table:table-cell table:style-name="Table2.A1" office:value-type="string">
            <text:p text:style-name="P7">Nom, prénom, matricule des membres</text:p>
          </table:table-cell>
          <table:table-cell table:style-name="Table2.B1" office:value-type="string">
            <text:p text:style-name="Table_20_Contents">Therrien, Marc-Antoine, 1792901</text:p>
            <text:p text:style-name="Table_20_Contents">Love, Oliver, matricule</text:p>
          </table:table-cell>
        </table:table-row>
        <table:table-row>
          <table:table-cell table:style-name="Table2.A2" office:value-type="string">
            <text:p text:style-name="P7">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7130135082677480720" text:style-name="L1">
        <text:list-item>
          <text:p text:style-name="P17">Répondez directement dans ce document ODT avec LibreOffice. Veuillez ne pas inclure le texte en italique servant de directive.</text:p>
        </text:list-item>
        <text:list-item>
          <text:p text:style-name="P17">La correction se fait à même le rapport.</text:p>
        </text:list-item>
        <text:list-item>
          <text:p text:style-name="P17">Avant votre cinquième séance de laboratoire, vous devez faire une remise électronique en suivant les instructions suivantes:</text:p>
          <text:list>
            <text:list-item>
              <text:p text:style-name="P17">Le dossier remis doit se nommer matricule1_matricule2_tp2 et doit être compressé sous format zip.</text:p>
            </text:list-item>
            <text:list-item>
              <text:p text:style-name="P17">À la racine de ce dernier, on doit retrouver :</text:p>
              <text:list>
                <text:list-item>
                  <text:p text:style-name="P17">Ce rapport sous format ODT.</text:p>
                </text:list-item>
                <text:list-item>
                  <text:p text:style-name="P17">Un script nommé <text:span text:style-name="T1">tp.sh</text:span><text:span text:style-name="T2"> servant à exécuter les différents algorithmes du TP. L’interface du script est décrite à la fin du rapport.</text:span></text:p>
                </text:list-item>
                <text:list-item>
                  <text:p text:style-name="P17"><text:span text:style-name="T2">Un fichier texte nommé </text:span><text:span text:style-name="T1">emails.txt</text:span><text:span text:style-name="T2"> contenant le courriel de chaque membre de l’équipe</text:span></text:p>
                </text:list-item>
                <text:list-item>
                  <text:p text:style-name="P18">Le code source et les exécutables</text:p>
                </text:list-item>
              </text:list>
            </text:list-item>
          </text:list>
        </text:list-item>
        <text:list-item>
          <text:p text:style-name="P18">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22">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text:tab/>Ce travail pratique se répartit sur deux séances de laboratoire et porte sur l'analyse et la conception d'algorithmes développés suivant différents patrons de conception.</text:p>
      <text:p text:style-name="P2"/>
      <text:p text:style-name="P2"><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27" svg:width="0.809cm" svg:height="0.357cm" svg:x="0cm" svg:y="0cm" svg:viewBox="0 0 810 358" draw:points="405,358 0,358 0,0 810,0 810,358"><text:p/></draw:polygon><draw:path draw:style-name="gr3" draw:text-style-name="P27"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27"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27"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27"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27"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27" svg:width="0.691cm" svg:height="0.357cm" svg:x="0cm" svg:y="0cm" svg:viewBox="0 0 692 358" draw:points="345,358 0,358 0,0 692,0 692,358"><text:p/></draw:polygon><draw:path draw:style-name="gr3" draw:text-style-name="P27" svg:width="0.094cm" svg:height="0.293cm" svg:x="0.014cm" svg:y="0cm" svg:viewBox="0 0 95 294" svg:d="M61 0l-61 5v13c30 0 34 2 34 24v220c0 19-5 19-34 19v13c14 0 37-1 48-1 10 0 31 1 47 1v-13c-29 0-34 0-34-19z"><text:p/></draw:path><draw:path draw:style-name="gr3" draw:text-style-name="P27"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27"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27"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27"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27" svg:width="0.809cm" svg:height="0.265cm" svg:x="0cm" svg:y="0.005cm" svg:viewBox="0 0 810 266" draw:points="405,266 0,266 0,0 810,0 810,266"><text:p/></draw:polygon><draw:path draw:style-name="gr3" draw:text-style-name="P27"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27"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27"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27"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27"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27" svg:width="10.488cm" svg:height="0.375cm" svg:x="0cm" svg:y="0cm" svg:viewBox="0 0 10489 376" draw:points="5244,376 0,376 0,0 10489,0 10489,376"><text:p/></draw:polygon><draw:path draw:style-name="gr3" draw:text-style-name="P27"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27"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27"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27"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7"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7"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7"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27"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7"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27"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7"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27"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7" svg:width="0.258cm" svg:height="0.245cm" svg:x="2.29cm" svg:y="0.064cm" svg:viewBox="0 0 259 246" svg:d="M251 18c5-2 8-5 8-10 0-4-3-8-8-8-1 0-3 0-9 2l-234 112c-4 1-8 4-8 9 0 6 4 7 8 9l234 111c6 3 8 3 9 3 5 0 8-3 8-8s-3-7-8-10l-222-105z"><text:p/></draw:path><draw:path draw:style-name="gr3" draw:text-style-name="P27"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27"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27"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7"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27"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7"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27"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7"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7"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7"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7"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7"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7"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27"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27" svg:width="0.132cm" svg:height="0.265cm" svg:x="5.187cm" svg:y="0.034cm" svg:viewBox="0 0 133 266" svg:d="M66 91h60v-13h-60v-78h-11c-1 35-13 81-55 82v9h36v117c0 53 40 58 55 58 30 0 42-30 42-58v-24h-11v24c0 31-12 47-28 47-28 0-28-39-28-46z"><text:p/></draw:path><draw:path draw:style-name="gr3" draw:text-style-name="P27"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27"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27"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27"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7"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7"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7"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27"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7"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27"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7"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27"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7" svg:width="0.258cm" svg:height="0.245cm" svg:x="7.86cm" svg:y="0.064cm" svg:viewBox="0 0 259 246" svg:d="M251 18c5-2 8-5 8-10 0-4-3-8-8-8-1 0-3 0-9 2l-234 112c-4 1-8 4-8 9 0 6 4 7 8 9l234 111c6 3 8 3 9 3 5 0 8-3 8-8s-3-7-8-10l-222-105z"><text:p/></draw:path><draw:path draw:style-name="gr3" draw:text-style-name="P27"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27"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27"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7"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27"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7"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27"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7"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7"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7"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7"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7"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7"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27" svg:width="0.317cm" svg:height="0.287cm" svg:x="0cm" svg:y="0cm" svg:viewBox="0 0 318 288" draw:points="158,288 0,288 0,0 318,0 318,288"><text:p/></draw:polygon><draw:path draw:style-name="gr3" draw:text-style-name="P27"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0" text:outline-level="1"/>
      <text:h text:style-name="P21" text:outline-level="1">Implantation</text:h>
      <text:p text:style-name="Standard"><text:tab/>Trois algorithmes seront implantés, mettant en pratique les patrons de conception vorace, probabiliste, programmation dynamique et recherche avec tabou.</text:p>
      <text:p text:style-name="Standard"/>
      <text:h text:style-name="Heading_20_2" text:outline-level="2">Algorithme vorace probabiliste</text:h>
      <text:p text:style-name="P4"><text:tab/>Vous devez concevoir un algorithme vorace de votre cru pour résoudre ce problème. Plutôt qu'être déterministe, il sera probabiliste et devra inclure un aspect aléatoire dans son critère de choix vorace. </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27" svg:width="3.99cm" svg:height="0.376cm" svg:x="0cm" svg:y="0.005cm" svg:viewBox="0 0 3991 377" draw:points="1995,377 0,377 0,0 3991,0 3991,377"><text:p/></draw:polygon><draw:path draw:style-name="gr3" draw:text-style-name="P27"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27"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27"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27"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27"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27"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27"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27"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27" svg:width="0.094cm" svg:height="0.294cm" svg:x="1.661cm" svg:y="0.005cm" svg:viewBox="0 0 95 295" svg:d="M61 0l-61 5v13c30 0 34 2 34 24v221c0 19-5 19-34 19v13c14 0 37-1 48-1 10 0 31 1 47 1v-13c-29 0-34 0-34-19z"><text:p/></draw:path><draw:path draw:style-name="gr3" draw:text-style-name="P27"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27"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27"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27" svg:width="0.281cm" svg:height="0.099cm" svg:x="2.455cm" svg:y="0.143cm" svg:viewBox="0 0 282 100" svg:d="M268 17c6 0 14 0 14-9 0-8-8-8-14-8h-254c-6 0-14 0-14 8 0 9 8 9 14 9zM268 100c6 0 14 0 14-8 0-9-8-9-14-9h-254c-6 0-14 0-14 9 0 8 8 8 14 8z"><text:p/></draw:path><draw:path draw:style-name="gr3" draw:text-style-name="P27"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27"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27"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27"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27"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27" svg:width="0.773cm" svg:height="0.421cm" svg:x="0cm" svg:y="0cm" svg:viewBox="0 0 774 422" draw:points="387,422 0,422 0,0 774,0 774,422"><text:p/></draw:polygon><draw:path draw:style-name="gr3" draw:text-style-name="P27" svg:width="0.288cm" svg:height="0.288cm" svg:x="0.014cm" svg:y="0.025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27" svg:width="0.099cm" svg:height="0.421cm" svg:x="0.357cm" svg:y="0cm" svg:viewBox="0 0 100 422" svg:d="M100 419c0-1 0-3-9-10-53-53-66-133-66-198 0-73 16-146 69-199 6-6 6-6 6-7 0-4-3-5-5-5-5 0-43 29-69 83-21 47-26 93-26 128 0 34 5 84 28 132 26 53 62 79 67 79 2 0 5-1 5-3z"><text:p/></draw:path><draw:path draw:style-name="gr3" draw:text-style-name="P27" svg:width="0.106cm" svg:height="0.369cm" svg:x="0.463cm" svg:y="0.033cm" svg:viewBox="0 0 107 370" svg:d="M107 96l-65 5v13c32 0 36 2 36 24v167c0 19-4 55-31 55-1 0-11 0-23-5 7-2 16-8 16-19s-9-19-21-19-19 8-19 19c0 22 24 34 48 34 32 0 59-27 59-65zM107 23c0-13-11-23-23-23s-23 10-23 23c0 12 11 21 23 21s23-9 23-21z"><text:p/></draw:path><draw:path draw:style-name="gr3" draw:text-style-name="P27" svg:width="0.099cm" svg:height="0.421cm" svg:x="0.633cm" svg:y="0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27" svg:width="0.129cm" svg:height="0.364cm" svg:x="0.017cm" svg:y="0cm" svg:viewBox="0 0 130 365" draw:points="65,365 0,365 0,0 130,0 130,365"><text:p/></draw:polygon><draw:path draw:style-name="gr3" draw:text-style-name="P27"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27" svg:width="7.787cm" svg:height="0.463cm" svg:x="0cm" svg:y="0cm" svg:viewBox="0 0 7788 464" draw:points="3894,464 0,464 0,0 7788,0 7788,464"><text:p/></draw:polygon><draw:path draw:style-name="gr3" draw:text-style-name="P27"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7" svg:width="0.099cm" svg:height="0.421cm" svg:x="0.427cm" svg:y="0cm" svg:viewBox="0 0 100 422" svg:d="M100 419c0-1 0-3-9-10-53-53-66-133-66-198 0-73 16-146 69-199 6-6 6-6 6-7 0-4-3-5-5-5-5 0-43 29-69 83-21 47-26 93-26 128 0 34 5 84 28 132 26 53 62 79 67 79 2 0 5-1 5-3z"><text:p/></draw:path><draw:path draw:style-name="gr3" draw:text-style-name="P27"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27" svg:width="0.099cm" svg:height="0.421cm" svg:x="0.77cm" svg:y="0cm" svg:viewBox="0 0 100 422" svg:d="M100 211c0-32-5-84-29-132-25-51-63-79-66-79-4 0-5 1-5 5 0 1 0 1 8 9 42 42 66 110 66 197 0 73-15 148-68 201-6 4-6 6-6 7 0 2 1 3 5 3 3 0 42-28 67-81 22-47 28-94 28-130z"><text:p/></draw:path><draw:path draw:style-name="gr3" draw:text-style-name="P27" svg:width="0.281cm" svg:height="0.099cm" svg:x="1.051cm" svg:y="0.162cm" svg:viewBox="0 0 282 100" svg:d="M268 17c6 0 14 0 14-9 0-8-8-8-14-8h-254c-6 0-14 0-14 8 0 9 8 9 14 9zM268 100c6 0 14 0 14-9 0-8-8-8-14-8h-254c-6 0-14 0-14 8 0 9 8 9 14 9z"><text:p/></draw:path><draw:path draw:style-name="gr3" draw:text-style-name="P27"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27"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27"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7" svg:width="0.108cm" svg:height="0.196cm" svg:x="2.34cm" svg:y="0.183cm" svg:viewBox="0 0 109 197" svg:d="M67 8c0-8 0-8-8-8-19 19-47 19-59 19v11c7 0 26 0 43-8v151c0 9 0 13-30 13h-11v11c5 0 42-1 53-1 10 0 47 1 54 1v-11h-12c-30 0-30-4-30-13z"><text:p/></draw:path><draw:path draw:style-name="gr3" draw:text-style-name="P27"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27"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27" svg:width="0.199cm" svg:height="0.193cm" svg:x="2.891cm" svg:y="0.209cm" svg:viewBox="0 0 200 194" svg:d="M194 16c4-3 6-5 6-9 0-3-2-7-7-7 0 0-1 0-5 1l-182 88c-4 2-6 3-6 8s4 6 6 7l181 88c5 2 6 2 6 2 5 0 7-3 7-8 0-4-3-6-6-7l-170-82z"><text:p/></draw:path><draw:path draw:style-name="gr3" draw:text-style-name="P27"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27" svg:width="0.034cm" svg:height="0.127cm" svg:x="3.406cm" svg:y="0.252cm" svg:viewBox="0 0 35 128" svg:d="M35 17c0-10-9-17-17-17-11 0-18 8-18 17 0 11 8 18 18 18s17-9 17-18zM35 112c0-11-9-18-17-18-11 0-18 8-18 18 0 9 8 16 18 16s17-8 17-16z"><text:p/></draw:path><draw:path draw:style-name="gr3" draw:text-style-name="P27"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27"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7" svg:width="0.199cm" svg:height="0.193cm" svg:x="3.838cm" svg:y="0.209cm" svg:viewBox="0 0 200 194" svg:d="M194 104c4-1 6-3 6-7 0-5-2-6-6-7l-181-88c-3-2-5-2-6-2-3 0-7 4-7 7 0 5 4 6 6 7l170 83-170 82c-4 2-6 3-6 7 0 5 4 8 7 8 0 0 3 0 6-2z"><text:p/></draw:path><draw:path draw:style-name="gr3" draw:text-style-name="P27"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27"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27" svg:width="0.037cm" svg:height="0.091cm" svg:x="4.367cm" svg:y="0.347cm" svg:viewBox="0 0 38 92" svg:d="M30 30c0 16-2 35-24 54-1 1-1 2-1 4s2 4 3 4c5 0 30-24 30-60 0-18-7-32-21-32-10 0-17 7-17 17 0 9 7 18 18 18 7 0 12-5 12-5z"><text:p/></draw:path><draw:path draw:style-name="gr3" draw:text-style-name="P27"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27"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7" svg:width="0.199cm" svg:height="0.193cm" svg:x="4.87cm" svg:y="0.209cm" svg:viewBox="0 0 200 194" svg:d="M194 104c4-1 6-3 6-7 0-5-2-6-6-7l-181-88c-3-2-5-2-6-2-3 0-7 4-7 7 0 5 4 6 6 7l170 83-170 82c-4 2-6 3-6 7 0 5 4 8 7 8 0 0 3 0 6-2z"><text:p/></draw:path><draw:path draw:style-name="gr3" draw:text-style-name="P27"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27"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27"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27"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7" svg:width="0.099cm" svg:height="0.421cm" svg:x="6.091cm" svg:y="0cm" svg:viewBox="0 0 100 422" svg:d="M100 419c0-1 0-3-9-10-53-53-66-133-66-198 0-73 16-146 69-199 6-6 6-6 6-7 0-4-3-5-5-5-5 0-43 29-69 83-21 47-26 93-26 128 0 34 5 84 28 132 26 53 62 79 67 79 2 0 5-1 5-3z"><text:p/></draw:path><draw:path draw:style-name="gr3" draw:text-style-name="P27"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27" svg:width="0.099cm" svg:height="0.421cm" svg:x="6.383cm" svg:y="0cm" svg:viewBox="0 0 100 422" svg:d="M100 211c0-32-5-84-29-132-25-51-63-79-66-79-4 0-5 1-5 5 0 1 0 1 8 9 42 42 66 110 66 197 0 73-15 148-68 201-6 4-6 6-6 7 0 2 1 3 5 3 3 0 42-28 67-81 22-47 28-94 28-130z"><text:p/></draw:path><draw:path draw:style-name="gr3" draw:text-style-name="P27"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27" svg:width="0.281cm" svg:height="0.281cm" svg:x="6.851cm" svg:y="0.072cm" svg:viewBox="0 0 282 282" svg:d="M150 150h118c6 0 14 0 14-8 0-10-8-10-14-10h-118v-118c0-6 0-14-8-14-10 0-10 8-10 14v118h-118c-6 0-14 0-14 10 0 8 8 8 14 8h118v118c0 6 0 14 10 14 8 0 8-8 8-14z"><text:p/></draw:path><draw:path draw:style-name="gr3" draw:text-style-name="P27"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27"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27"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27" svg:width="0.234cm" svg:height="0.18cm" svg:x="0cm" svg:y="0.005cm" svg:viewBox="0 0 235 181" draw:points="117,181 0,181 0,0 235,0 235,181"><text:p/></draw:polygon><draw:path draw:style-name="gr3" draw:text-style-name="P27"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27" svg:width="3.016cm" svg:height="0.436cm" svg:x="0cm" svg:y="0cm" svg:viewBox="0 0 3017 437" draw:points="1508,437 0,437 0,0 3017,0 3017,437"><text:p/></draw:polygon><draw:path draw:style-name="gr3" draw:text-style-name="P27" svg:width="0.329cm" svg:height="0.186cm" svg:x="0.013cm" svg:y="0.129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27" svg:width="0.191cm" svg:height="0.193cm" svg:x="0.37cm" svg:y="0.122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27" svg:width="0.213cm" svg:height="0.181cm" svg:x="0.568cm" svg:y="0.13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27" svg:width="0.108cm" svg:height="0.195cm" svg:x="0.817cm" svg:y="0.182cm" svg:viewBox="0 0 109 196" svg:d="M67 8c0-8 0-8-8-8-19 19-47 19-59 19v11c7 0 26 0 43-8v150c0 10 0 14-30 14h-11v10c5 0 42-1 53-1 10 0 47 1 54 1v-10h-12c-30 0-30-4-30-14z"><text:p/></draw:path><draw:path draw:style-name="gr3" draw:text-style-name="P27" svg:width="0.199cm" svg:height="0.258cm" svg:x="0.985cm" svg:y="0.174cm" svg:viewBox="0 0 200 259" svg:d="M194 16c4-3 6-5 6-9 0-3-2-7-7-7 0 0-1 0-5 1l-181 88c-6 2-7 4-7 8 0 2 1 5 7 7l180 86c5 3 6 3 6 3 5 0 7-4 7-7 0-5-3-6-6-8l-170-81zM188 259c5 0 12 0 12-8s-6-8-12-8h-176c-5 0-12 0-12 8s7 8 12 8z"><text:p/></draw:path><draw:path draw:style-name="gr3" draw:text-style-name="P27" svg:width="0.13cm" svg:height="0.255cm" svg:x="1.217cm" svg:y="0.182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27" svg:width="0.199cm" svg:height="0.258cm" svg:x="1.405cm" svg:y="0.174cm" svg:viewBox="0 0 200 259" svg:d="M194 16c4-3 6-5 6-9 0-3-2-7-7-7 0 0-1 0-5 1l-181 88c-6 2-7 4-7 8 0 2 1 5 7 7l180 86c5 3 6 3 6 3 5 0 7-4 7-7 0-5-3-6-6-8l-170-81zM188 259c5 0 12 0 12-8s-6-8-12-8h-176c-5 0-12 0-12 8s7 8 12 8z"><text:p/></draw:path><draw:path draw:style-name="gr3" draw:text-style-name="P27" svg:width="0.136cm" svg:height="0.201cm" svg:x="1.652cm" svg:y="0.182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27" svg:width="0.18cm" svg:height="0.133cm" svg:x="1.819cm" svg:y="0.249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27" svg:width="0.355cm" svg:height="0.288cm" svg:x="2.122cm" svg:y="0.025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27" svg:width="0.099cm" svg:height="0.42cm" svg:x="2.532cm" svg:y="0cm" svg:viewBox="0 0 100 421" svg:d="M100 418c0-1 0-3-9-10-53-52-66-133-66-197 0-73 16-146 69-199 6-6 6-6 6-7 0-4-3-5-5-5-5 0-43 29-69 83-21 46-26 93-26 128 0 33 5 83 28 131 26 53 62 79 67 79 2 0 5-1 5-3z"><text:p/></draw:path><draw:path draw:style-name="gr3" draw:text-style-name="P27" svg:width="0.173cm" svg:height="0.364cm" svg:x="2.648cm" svg:y="0.033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27" svg:width="0.099cm" svg:height="0.42cm" svg:x="2.875cm" svg:y="0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4"><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27" svg:width="0.984cm" svg:height="0.421cm" svg:x="0cm" svg:y="0cm" svg:viewBox="0 0 985 422" draw:points="493,422 0,422 0,0 985,0 985,422"><text:p/></draw:polygon><draw:polygon draw:style-name="gr3" draw:text-style-name="P27" svg:width="0.058cm" svg:height="0.421cm" svg:x="0.049cm" svg:y="0cm" svg:viewBox="0 0 59 422" draw:points="59,422 59,406 17,406 17,17 59,17 59,0 0,0 0,422"><text:p/></draw:polygon><draw:path draw:style-name="gr3" draw:text-style-name="P27" svg:width="0.181cm" svg:height="0.294cm" svg:x="0.14cm" svg:y="0.026cm" svg:viewBox="0 0 182 295" svg:d="M179 29c3-6 3-6 3-16h-103c-51 0-53-5-54-13h-11l-14 88h11c1-8 5-34 11-39 2-3 36-3 40-3h89c-5 7-38 54-48 67-38 57-53 116-53 159 0 4 0 23 21 23 19 0 19-19 19-23v-21c0-23 1-47 5-70 1-9 7-45 26-72z"><text:p/></draw:path><draw:path draw:style-name="gr3" draw:text-style-name="P27" svg:width="0.049cm" svg:height="0.126cm" svg:x="0.365cm" svg:y="0.271cm" svg:viewBox="0 0 50 127" svg:d="M50 44c0-26-10-44-27-44-16 0-23 12-23 23s7 23 23 23c7 0 12-4 17-6v-2c1 0 1 0 1 6 0 28-12 54-31 74-3 2-3 3-3 4 0 4 3 5 4 5 6 0 39-33 39-83z"><text:p/></draw:path><draw:path draw:style-name="gr3" draw:text-style-name="P27" svg:width="0.139cm" svg:height="0.281cm" svg:x="0.482cm" svg:y="0.033cm" svg:viewBox="0 0 140 282" svg:d="M88 11c0-10 0-11-10-11-26 28-65 28-78 28v13c8 0 34 0 55-12v219c0 16-1 21-39 21h-14v13c16-1 52-1 70-1 17 0 54 0 68 1v-13h-13c-38 0-39-5-39-21z"><text:p/></draw:path><draw:path draw:style-name="gr3" draw:text-style-name="P27" svg:width="0.178cm" svg:height="0.291cm" svg:x="0.672cm" svg:y="0.03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27" svg:width="0.058cm" svg:height="0.421cm" svg:x="0.876cm" svg:y="0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0" text:outline-level="1"/>
      <text:h text:style-name="P21"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10"/>
      <text:p text:style-name="P15">#!/bin/bash</text:p>
      <text:p text:style-name="P15">for n in {100,500,1000,5000,10000,50000,100000}; do</text:p>
      <text:p text:style-name="P15"><text:s text:c="4"/>for i in {1..10}; do</text:p>
      <text:p text:style-name="P15"><text:s text:c="8"/># Génération d'une permutation de 1 à 3n</text:p>
      <text:p text:style-name="P15"><text:s text:c="8"/>shuf -i 1-$((3*$n)) | </text:p>
      <text:p text:style-name="P15"><text:s text:c="8"/># Regroupement par bloc de 3</text:p>
      <text:p text:style-name="P15"><text:s text:c="8"/>awk 'BEGIN {i=0} {printf $1; if (++i%3==0) printf "\n"; <text:s/>else printf " "}' |</text:p>
      <text:p text:style-name="P15"><text:tab/># On génère trois orientations différentes</text:p>
      <text:p text:style-name="P15"><text:s text:c="8"/>awk '{</text:p>
      <text:p text:style-name="P15"><text:tab/><text:tab/>printf $1; if ($2 &lt; $3) print " "$2" "$3; else print " "$3" "$2;</text:p>
      <text:p text:style-name="P15"><text:tab/><text:tab/>printf $2; if ($1 &lt; $3) print " "$1" "$3; else print " "$3" "$1;</text:p>
      <text:p text:style-name="P15"><text:tab/><text:tab/>printf $3; if ($1 &lt; $2) print " "$1" "$2; else print " "$2" "$1;</text:p>
      <text:p text:style-name="P15"><text:tab/>}' &gt; b${n}_${i}.txt</text:p>
      <text:p text:style-name="P15"><text:s text:c="4"/>done</text:p>
      <text:p text:style-name="P15">done</text:p>
      <text:p text:style-name="P15"/>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1" text:outline-level="1">Présentation des résultats</text:h>
      <table:table table:name="Table1" table:style-name="Table1">
        <table:table-column table:style-name="Table1.A"/>
        <table:table-column table:style-name="Table1.B"/>
        <table:table-row>
          <table:table-cell table:style-name="Table1.A1" office:value-type="string">
            <text:p text:style-name="P6">0</text:p>
          </table:table-cell>
          <table:table-cell table:style-name="Table1.B1" office:value-type="string">
            <text:p text:style-name="P6"><text:s/>/ 4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5"><text:tab/></text:p>
      <table:table table:name="ResultatMoyen" table:style-name="ResultatMoyen">
        <table:table-column table:style-name="ResultatMoyen.A" table:number-columns-repeated="3"/>
        <table:table-column table:style-name="ResultatMoyen.D"/>
        <table:table-row>
          <table:table-cell table:style-name="ResultatMoyen.A1" office:value-type="string">
            <text:p text:style-name="P8">algo</text:p>
          </table:table-cell>
          <table:table-cell table:style-name="ResultatMoyen.A1" office:value-type="string">
            <text:p text:style-name="P8">document</text:p>
          </table:table-cell>
          <table:table-cell table:style-name="ResultatMoyen.A1" office:value-type="string">
            <text:p text:style-name="P8">hauteur</text:p>
          </table:table-cell>
          <table:table-cell table:style-name="ResultatMoyen.D1" office:value-type="string">
            <text:p text:style-name="P8">temps(ms)</text:p>
          </table:table-cell>
        </table:table-row>
        <table:table-row>
          <table:table-cell table:style-name="ResultatMoyen.A2" office:value-type="string">
            <text:p text:style-name="P8">tabou</text:p>
          </table:table-cell>
          <table:table-cell table:style-name="ResultatMoyen.B2" office:value-type="float" office:value="100">
            <text:p text:style-name="P8">100</text:p>
          </table:table-cell>
          <table:table-cell table:style-name="ResultatMoyen.B2" office:value-type="float" office:value="597.24">
            <text:p text:style-name="P8">597.24</text:p>
          </table:table-cell>
          <table:table-cell table:style-name="ResultatMoyen.D2" office:value-type="float" office:value="1.152794">
            <text:p text:style-name="P16">1.15</text:p>
          </table:table-cell>
        </table:table-row>
        <table:table-row>
          <table:table-cell table:style-name="ResultatMoyen.A2" office:value-type="string">
            <text:p text:style-name="P8"/>
          </table:table-cell>
          <table:table-cell table:style-name="ResultatMoyen.B2" office:value-type="float" office:value="500">
            <text:p text:style-name="P8">500</text:p>
          </table:table-cell>
          <table:table-cell table:style-name="ResultatMoyen.B2" office:value-type="float" office:value="3453.2">
            <text:p text:style-name="P8">3453.2</text:p>
          </table:table-cell>
          <table:table-cell table:style-name="ResultatMoyen.D2" office:value-type="float" office:value="11.17248">
            <text:p text:style-name="P8">11.17</text:p>
          </table:table-cell>
        </table:table-row>
        <table:table-row>
          <table:table-cell table:style-name="ResultatMoyen.A2" office:value-type="string">
            <text:p text:style-name="P8"/>
          </table:table-cell>
          <table:table-cell table:style-name="ResultatMoyen.B2" office:value-type="float" office:value="1000">
            <text:p text:style-name="P8">1000</text:p>
          </table:table-cell>
          <table:table-cell table:style-name="ResultatMoyen.B2" office:value-type="float" office:value="8988.77">
            <text:p text:style-name="P8">8988.77</text:p>
          </table:table-cell>
          <table:table-cell table:style-name="ResultatMoyen.D2" office:value-type="float" office:value="14.6905">
            <text:p text:style-name="P8">14.69</text:p>
          </table:table-cell>
        </table:table-row>
        <table:table-row>
          <table:table-cell table:style-name="ResultatMoyen.A2" office:value-type="string">
            <text:p text:style-name="P8"/>
          </table:table-cell>
          <table:table-cell table:style-name="ResultatMoyen.B2" office:value-type="float" office:value="5000">
            <text:p text:style-name="P8">5000</text:p>
          </table:table-cell>
          <table:table-cell table:style-name="ResultatMoyen.B2" office:value-type="float" office:value="48520.84">
            <text:p text:style-name="P8">48520.84</text:p>
          </table:table-cell>
          <table:table-cell table:style-name="ResultatMoyen.D2" office:value-type="float" office:value="59.94432">
            <text:p text:style-name="P8">59.94</text:p>
          </table:table-cell>
        </table:table-row>
        <table:table-row>
          <table:table-cell table:style-name="ResultatMoyen.A2" office:value-type="string">
            <text:p text:style-name="P8"/>
          </table:table-cell>
          <table:table-cell table:style-name="ResultatMoyen.B2" office:value-type="float" office:value="10000">
            <text:p text:style-name="P8">10000</text:p>
          </table:table-cell>
          <table:table-cell table:style-name="ResultatMoyen.B2" office:value-type="float" office:value="107452.5">
            <text:p text:style-name="P8">107452.5</text:p>
          </table:table-cell>
          <table:table-cell table:style-name="ResultatMoyen.D2" office:value-type="float" office:value="97.58991">
            <text:p text:style-name="P8">97.59</text:p>
          </table:table-cell>
        </table:table-row>
        <table:table-row>
          <table:table-cell table:style-name="ResultatMoyen.A2" office:value-type="string">
            <text:p text:style-name="P8"/>
          </table:table-cell>
          <table:table-cell table:style-name="ResultatMoyen.B2" office:value-type="float" office:value="50000">
            <text:p text:style-name="P8">50000</text:p>
          </table:table-cell>
          <table:table-cell table:style-name="ResultatMoyen.B2" office:value-type="float" office:value="562676.2">
            <text:p text:style-name="P8">562676.2</text:p>
          </table:table-cell>
          <table:table-cell table:style-name="ResultatMoyen.D2" office:value-type="float" office:value="59.94432">
            <text:p text:style-name="P8">59.94</text:p>
          </table:table-cell>
        </table:table-row>
        <table:table-row>
          <table:table-cell table:style-name="ResultatMoyen.A2" office:value-type="string">
            <text:p text:style-name="P8"/>
          </table:table-cell>
          <table:table-cell table:style-name="ResultatMoyen.B2" office:value-type="float" office:value="100000">
            <text:p text:style-name="P8">100000</text:p>
          </table:table-cell>
          <table:table-cell table:style-name="ResultatMoyen.B2" office:value-type="float" office:value="1019610">
            <text:p text:style-name="P8">1019610</text:p>
          </table:table-cell>
          <table:table-cell table:style-name="ResultatMoyen.D2" office:value-type="float" office:value="954.4856">
            <text:p text:style-name="P8">954.49</text:p>
          </table:table-cell>
        </table:table-row>
        <table:table-row>
          <table:table-cell table:style-name="ResultatMoyen.A2" office:value-type="string">
            <text:p text:style-name="P8">dynamique</text:p>
          </table:table-cell>
          <table:table-cell table:style-name="ResultatMoyen.B2" office:value-type="float" office:value="100">
            <text:p text:style-name="P8">100</text:p>
          </table:table-cell>
          <table:table-cell table:style-name="ResultatMoyen.B2" office:value-type="float" office:value="4047.1">
            <text:p text:style-name="P8">4047.1</text:p>
          </table:table-cell>
          <table:table-cell table:style-name="ResultatMoyen.D2" office:value-type="float" office:value="951.95">
            <text:p text:style-name="P8">951.95</text:p>
          </table:table-cell>
        </table:table-row>
        <table:table-row>
          <table:table-cell table:style-name="ResultatMoyen.A2" office:value-type="string">
            <text:p text:style-name="P8"/>
          </table:table-cell>
          <table:table-cell table:style-name="ResultatMoyen.B2" office:value-type="float" office:value="500">
            <text:p text:style-name="P8">500</text:p>
          </table:table-cell>
          <table:table-cell table:style-name="ResultatMoyen.B2" office:value-type="float" office:value="39912.3">
            <text:p text:style-name="P8">39912.3</text:p>
          </table:table-cell>
          <table:table-cell table:style-name="ResultatMoyen.D2" office:value-type="float" office:value="82506.08">
            <text:p text:style-name="P8">82506.08</text:p>
          </table:table-cell>
        </table:table-row>
        <table:table-row>
          <table:table-cell table:style-name="ResultatMoyen.A2" office:value-type="string">
            <text:p text:style-name="P8"/>
          </table:table-cell>
          <table:table-cell table:style-name="ResultatMoyen.B2" office:value-type="float" office:value="1000">
            <text:p text:style-name="P8">1000</text:p>
          </table:table-cell>
          <table:table-cell table:style-name="ResultatMoyen.A2" office:value-type="string">
            <text:p text:style-name="P8"/>
          </table:table-cell>
          <table:table-cell table:style-name="ResultatMoyen.D11" office:value-type="string">
            <text:p text:style-name="P8"/>
          </table:table-cell>
        </table:table-row>
        <table:table-row>
          <table:table-cell table:style-name="ResultatMoyen.A2" office:value-type="string">
            <text:p text:style-name="P8"/>
          </table:table-cell>
          <table:table-cell table:style-name="ResultatMoyen.B2" office:value-type="float" office:value="5000">
            <text:p text:style-name="P8">5000</text:p>
          </table:table-cell>
          <table:table-cell table:style-name="ResultatMoyen.A2" office:value-type="string">
            <text:p text:style-name="P8"/>
          </table:table-cell>
          <table:table-cell table:style-name="ResultatMoyen.D11" office:value-type="string">
            <text:p text:style-name="P8"/>
          </table:table-cell>
        </table:table-row>
        <table:table-row>
          <table:table-cell table:style-name="ResultatMoyen.A2" office:value-type="string">
            <text:p text:style-name="P8"/>
          </table:table-cell>
          <table:table-cell table:style-name="ResultatMoyen.B2" office:value-type="float" office:value="10000">
            <text:p text:style-name="P8">10000</text:p>
          </table:table-cell>
          <table:table-cell table:style-name="ResultatMoyen.A2" office:value-type="string">
            <text:p text:style-name="P8"/>
          </table:table-cell>
          <table:table-cell table:style-name="ResultatMoyen.D11" office:value-type="string">
            <text:p text:style-name="P8"/>
          </table:table-cell>
        </table:table-row>
        <table:table-row>
          <table:table-cell table:style-name="ResultatMoyen.A2" office:value-type="string">
            <text:p text:style-name="P8"/>
          </table:table-cell>
          <table:table-cell table:style-name="ResultatMoyen.B2" office:value-type="float" office:value="50000">
            <text:p text:style-name="P8">50000</text:p>
          </table:table-cell>
          <table:table-cell table:style-name="ResultatMoyen.A2" office:value-type="string">
            <text:p text:style-name="P8"/>
          </table:table-cell>
          <table:table-cell table:style-name="ResultatMoyen.D11" office:value-type="string">
            <text:p text:style-name="P8"/>
          </table:table-cell>
        </table:table-row>
        <table:table-row>
          <table:table-cell table:style-name="ResultatMoyen.A2" office:value-type="string">
            <text:p text:style-name="P8"/>
          </table:table-cell>
          <table:table-cell table:style-name="ResultatMoyen.B2" office:value-type="float" office:value="100000">
            <text:p text:style-name="P8">100000</text:p>
          </table:table-cell>
          <table:table-cell table:style-name="ResultatMoyen.A2" office:value-type="string">
            <text:p text:style-name="P8"/>
          </table:table-cell>
          <table:table-cell table:style-name="ResultatMoyen.D11" office:value-type="string">
            <text:p text:style-name="P8"/>
          </table:table-cell>
        </table:table-row>
        <table:table-row>
          <table:table-cell table:style-name="ResultatMoyen.A2" office:value-type="string">
            <text:p text:style-name="P8">vorace</text:p>
          </table:table-cell>
          <table:table-cell table:style-name="ResultatMoyen.B2" office:value-type="float" office:value="100">
            <text:p text:style-name="P8">100</text:p>
          </table:table-cell>
          <table:table-cell table:style-name="ResultatMoyen.B2" office:value-type="float" office:value="308.1">
            <text:p text:style-name="P8">308.1</text:p>
          </table:table-cell>
          <table:table-cell table:style-name="ResultatMoyen.D2" office:value-type="float" office:value="0.616148">
            <text:p text:style-name="P8">0.62</text:p>
          </table:table-cell>
        </table:table-row>
        <table:table-row>
          <table:table-cell table:style-name="ResultatMoyen.A2" office:value-type="string">
            <text:p text:style-name="P8"/>
          </table:table-cell>
          <table:table-cell table:style-name="ResultatMoyen.B2" office:value-type="float" office:value="500">
            <text:p text:style-name="P8">500</text:p>
          </table:table-cell>
          <table:table-cell table:style-name="ResultatMoyen.B2" office:value-type="float" office:value="1942.18">
            <text:p text:style-name="P8">1942.18</text:p>
          </table:table-cell>
          <table:table-cell table:style-name="ResultatMoyen.D2" office:value-type="float" office:value="3.549521">
            <text:p text:style-name="P8">3.55</text:p>
          </table:table-cell>
        </table:table-row>
        <table:table-row>
          <table:table-cell table:style-name="ResultatMoyen.A2" office:value-type="string">
            <text:p text:style-name="P8"/>
          </table:table-cell>
          <table:table-cell table:style-name="ResultatMoyen.B2" office:value-type="float" office:value="1000">
            <text:p text:style-name="P8">1000</text:p>
          </table:table-cell>
          <table:table-cell table:style-name="ResultatMoyen.B2" office:value-type="float" office:value="4818.54">
            <text:p text:style-name="P8">4818.54</text:p>
          </table:table-cell>
          <table:table-cell table:style-name="ResultatMoyen.D2" office:value-type="float" office:value="7.626514">
            <text:p text:style-name="P8">7.63</text:p>
          </table:table-cell>
        </table:table-row>
        <table:table-row>
          <table:table-cell table:style-name="ResultatMoyen.A2" office:value-type="string">
            <text:p text:style-name="P8"/>
          </table:table-cell>
          <table:table-cell table:style-name="ResultatMoyen.B2" office:value-type="float" office:value="5000">
            <text:p text:style-name="P8">5000</text:p>
          </table:table-cell>
          <table:table-cell table:style-name="ResultatMoyen.B2" office:value-type="float" office:value="31070.94">
            <text:p text:style-name="P8">31070.94</text:p>
          </table:table-cell>
          <table:table-cell table:style-name="ResultatMoyen.D2" office:value-type="float" office:value="46.92659">
            <text:p text:style-name="P8">46.93</text:p>
          </table:table-cell>
        </table:table-row>
        <table:table-row>
          <table:table-cell table:style-name="ResultatMoyen.A2" office:value-type="string">
            <text:p text:style-name="P8"/>
          </table:table-cell>
          <table:table-cell table:style-name="ResultatMoyen.B2" office:value-type="float" office:value="10000">
            <text:p text:style-name="P8">10000</text:p>
          </table:table-cell>
          <table:table-cell table:style-name="ResultatMoyen.B2" office:value-type="float" office:value="68669.39">
            <text:p text:style-name="P8">68669.39</text:p>
          </table:table-cell>
          <table:table-cell table:style-name="ResultatMoyen.D2" office:value-type="float" office:value="132.6601">
            <text:p text:style-name="P8">132.66</text:p>
          </table:table-cell>
        </table:table-row>
        <table:table-row>
          <table:table-cell table:style-name="ResultatMoyen.A2" office:value-type="string">
            <text:p text:style-name="P8"/>
          </table:table-cell>
          <table:table-cell table:style-name="ResultatMoyen.B2" office:value-type="float" office:value="50000">
            <text:p text:style-name="P8">50000</text:p>
          </table:table-cell>
          <table:table-cell table:style-name="ResultatMoyen.B2" office:value-type="float" office:value="414086.5">
            <text:p text:style-name="P8">414086.5</text:p>
          </table:table-cell>
          <table:table-cell table:style-name="ResultatMoyen.D2" office:value-type="float" office:value="1876.124">
            <text:p text:style-name="P8">1876.12</text:p>
          </table:table-cell>
        </table:table-row>
        <table:table-row>
          <table:table-cell table:style-name="ResultatMoyen.A2" office:value-type="string">
            <text:p text:style-name="P8"/>
          </table:table-cell>
          <table:table-cell table:style-name="ResultatMoyen.B2" office:value-type="float" office:value="100000">
            <text:p text:style-name="P8">100000</text:p>
          </table:table-cell>
          <table:table-cell table:style-name="ResultatMoyen.B2" office:value-type="float" office:value="806549.1">
            <text:p text:style-name="P8">806549.1</text:p>
          </table:table-cell>
          <table:table-cell table:style-name="ResultatMoyen.D2" office:value-type="float" office:value="6856.597">
            <text:p text:style-name="P8">6856.6</text:p>
          </table:table-cell>
        </table:table-row>
      </table:table>
      <text:p text:style-name="P5"/>
      <text:h text:style-name="Heading_20_3" text:outline-level="3">Graphs pour analyse hybride</text:h>
      <text:p text:style-name="Text_20_body"><text:tab/><text:span text:style-name="T1">Voir questions plus bas.</text:span></text:p>
      <text:h text:style-name="P21" text:outline-level="1">Analyse et discussion</text:h>
      <table:table table:name="Table4" table:style-name="Table4">
        <table:table-column table:style-name="Table4.A"/>
        <table:table-column table:style-name="Table4.B"/>
        <table:table-row>
          <table:table-cell table:style-name="Table4.A1" office:value-type="string">
            <text:p text:style-name="P6">0</text:p>
          </table:table-cell>
          <table:table-cell table:style-name="Table4.B1" office:value-type="string">
            <text:p text:style-name="P6"><text:s/>/ 6 pt</text:p>
          </table:table-cell>
        </table:table-row>
      </table:table>
      <text:h text:style-name="Heading_20_3" text:outline-level="3">Tentez une analyse asymptotique du temps de calcul pour chaque algorithme.</text:h>
      <text:p text:style-name="P11">Vorace: Pour cet algorithme, nous constatons que ce qui <text:span text:style-name="T3">est vraiment coûteux à notre algorithme est la complexité du tri utiliser </text:span>sur une liste dans la boucle qui visite chaque items <text:span text:style-name="T3">à trier. Nous nous retrouvons donc en présence d'une complexité O(nlogn) à l’intérieur d'une complexité O(n). Nous en concluons que la complexité total est donc n * nlogn qui appartient à n^2. </text:span><text:span text:style-name="T5">Source : </text:span><text:a xlink:type="simple" xlink:href="https://www.ics.uci.edu/~pattis/ICS-33/lectures/complexitypython.txt" text:style-name="Internet_20_link" text:visited-style-name="Visited_20_Internet_20_Link">https://www.ics.uci.edu/~pattis/ICS-33/lectures/complexitypython.txt</text:a></text:p>
      <text:p text:style-name="P23">Tabou: </text:p>
      <text:p text:style-name="P23">Dynamique:</text:p>
      <text:p text:style-name="P9"><text:tab/>Si vous préférez écrire vos équations en Latex, vous pouvez ajouter un pdf à la remise avec la réponse à cette question et le mentionner ici.</text:p>
      <text:h text:style-name="Heading_20_3" text:outline-level="3">Servez-vous de vos temps d'exécution pour confirmer et/ou préciser l'analyse asymptotique théorique de vos algorithmes avec la méthode hybride de votre choix.</text:h>
      <text:p text:style-name="P12"><draw:frame draw:style-name="fr1" draw:name="images1" text:anchor-type="paragraph" svg:width="10.733cm" svg:height="6.415cm" draw:z-index="12"><draw:image xlink:href="Pictures/20000125000029ED000019101B8EF03F.svm" xlink:type="simple" xlink:show="embed" xlink:actuate="onLoad"/></draw:frame>Sur ce graphe, nous voyons la relation polynomiale existante entre la tailler d'une liste de donn<text:span text:style-name="T3">ées ainsi que son temps d'exécution. Comme le montre la courbe en pointillé, La relation entre le temps et la taille est polynomiale, dons on peut affirmer que la complexité est bien O(n^2).</text:span></text:p>
      <text:p text:style-name="P13"><draw:frame draw:style-name="fr2" draw:name="images2" text:anchor-type="paragraph" svg:width="10.733cm" svg:height="6.415cm" draw:z-index="13"><draw:image xlink:href="Pictures/200000C5000029ED00001910BC76EE42.svm" xlink:type="simple" xlink:show="embed" xlink:actuate="onLoad"/></draw:frame><text:soft-page-break/></text:p>
      <text:p text:style-name="P9"><text:tab/></text:p>
      <text:p text:style-name="P9"/>
      <text:p text:style-name="P9">La méthode peut varier d'un algorithme à l'autre. Justifiez les choix ici et mettez les graphiques dans la section précédente. Attention, vous devrez vous poser des questions pour l’algorithme tabou.</text:p>
      <text:h text:style-name="Heading_20_3" text:outline-level="3">Discutez des trois algorithmes en fonction de la qualité respective des solutions obtenues, de la consommation de ressources (temps de calcul, espace mémoire) et de la difficulté d'implantation.</text:h>
      <text:p text:style-name="P11">L'algorithme vorace prends beaucoup de temps <text:span text:style-name="T3">à s'exécuter plus le la taille de la liste de données grandie. Au niveau de la difficulté d'implémentation, nous pensons qu'il n'est pas très complexe d'implémenter cette méthode, tout comme le tabou, il suffit de suivre le canvas standard de l'algorithme . Il en est par contre tout le contraire en ce qui concerne l'algorithme de </text:span>programmation dynamique. En effet il est tr<text:span text:style-name="T3">ès difficile de reproduire le tableau de 2 dimensions contenant l'ensemble des meilleurs résultats selon le niveau de la tour.</text:span></text:p>
      <text:p text:style-name="P11"><text:span text:style-name="T3">Nous remarquons qu'avec le tableau de résultat ci-haut, </text:span>nous pouvons pleinement constater les <text:span text:style-name="T3">écarts de temps de calcul. De plus nous pouvons remarquer qu'il existe une corrélation entre l'hauteur maximale de la tour selon le temps de programmation de la solution. Par contre, selon l'algorithme, nous observons que le tabou donne une réponse plus précise et plus rapidement que le vorace lors de grandes listes de données. Cela est du à leurs complexités. Il existe un point où la complexité de tabou <text:s/></text:span><text:span text:style-name="T6">(O())</text:span><text:span text:style-name="T3">sera plus efficace que la complexité vorace </text:span>(<text:span text:style-name="T7">O(nlogn))</text:span><text:span text:style-name="T3">. Par contre, celui dynamique n'est pas réellement basé sur l'efficacité</text:span><text:span text:style-name="T4">(COMPLEXITE)</text:span><text:span text:style-name="T3">, mais sur la précision de la réponse.</text:span></text:p>
      <text:p text:style-name="P24">//espace memoire</text:p>
      <text:p text:style-name="Text_20_body"/>
      <text:h text:style-name="Heading_20_3" text:outline-level="3"><text:soft-page-break/>Indiquez sous quelles conditions vous utiliseriez chaque algorithmes.</text:h>
      <text:p text:style-name="P9">Le premi<text:span text:style-name="T3">èrement, il faut savoir que les algorithmes n'apporteront pas la meilleure solution à tout coup. La réponse trouvée par ces algorithmes est approximative et ne fait que tendre à la vers la réponse </text:span><text:span text:style-name="T3">optimale. L'algorithme vorace est de loin le moins précis, mais sa vitesse d'exécution est acceptable. En effet, il est efficace afin de trouver une réponse avec de petits ensembles, mais il n'est pas aussi près de la meilleure réponse que l'est l'algorithme tabou. Concernant ce dernier, puisqu'il est possible de mettre des bloques à l'intérieur de la tour, nous observons une solution capable de se 'backtracker'. Cela a pour conséquence d'améliorer la précision de notre résultat, mais cela vient avec un coup de temps. Si nous observons nos données, nous remarquons que cet algorithme est le plus rapide lorsque nous sommes en présence de grosses listes de données, mais moins efficace que le vorace lorsque nous sommes en présence de petites listes de données. Concernant la dernière façon de faire, nous remarquons que cet algorithme apporte les meilleures réponses, mais au pris d'un temps de compilation immensément grand. C'est un algorithme parfait pour la précision, mais qu'on devrait limiter à de petites listes de données afin d'avoir un temps de compilation acceptable.</text:span></text:p>
      <text:h text:style-name="P21"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6">0</text:p>
          </table:table-cell>
          <table:table-cell table:style-name="Table5.B1" office:value-type="string">
            <text:p text:style-name="P6"><text:s/>/ 1 pt</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6">0</text:p>
          </table:table-cell>
          <table:table-cell table:style-name="Table7.B1" office:value-type="string">
            <text:p text:style-name="P6"><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6">0</text:p>
          </table:table-cell>
          <table:table-cell table:style-name="Table6.B1" office:value-type="string">
            <text:p text:style-name="P6"><text:s/>/ 1 pt</text:p>
          </table:table-cell>
        </table:table-row>
      </table:table>
      <text:p text:style-name="Text_20_body"/>
      <text:list xml:id="list3009599377690249670" text:style-name="L2">
        <text:list-item>
          <text:p text:style-name="P25">Concision</text:p>
        </text:list-item>
        <text:list-item>
          <text:p text:style-name="P25">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6">0</text:p>
          </table:table-cell>
        </table:table-row>
      </table:table>
      <text:p text:style-name="Text_20_body"/>
      <text:list xml:id="list1137229304708913189" text:style-name="L3">
        <text:list-item>
          <text:p text:style-name="P26">-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8-03-26T20:17:23.08</dc:date>
    <meta:editing-duration>PT8H47M9S</meta:editing-duration>
    <meta:editing-cycles>68</meta:editing-cycles>
    <meta:generator>OpenOffice/4.1.5$Win32 OpenOffice.org_project/415m1$Build-9789</meta:generator>
    <dc:creator>Oliver Love</dc:creator>
    <meta:document-statistic meta:table-count="8" meta:image-count="2" meta:object-count="0" meta:page-count="9" meta:paragraph-count="165" meta:word-count="1703" meta:character-count="10520"/>
  </office:meta>
</office:document-meta>
</file>